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51mm"/>
    </style:style>
    <style:style style:name="co2" style:family="table-column">
      <style:table-column-properties fo:break-before="auto" style:column-width="34.4mm"/>
    </style:style>
    <style:style style:name="co3" style:family="table-column">
      <style:table-column-properties fo:break-before="auto" style:column-width="2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0.09mm"/>
    </style:style>
    <style:style style:name="co6" style:family="table-column">
      <style:table-column-properties fo:break-before="auto" style:column-width="19.9mm"/>
    </style:style>
    <style:style style:name="co7" style:family="table-column">
      <style:table-column-properties fo:break-before="auto" style:column-width="28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ffff"/>
    </style:style>
    <style:style style:name="ce3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mm"/>
      <style:text-properties fo:color="#ffffff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  <style:text-properties fo:color="#ffffff"/>
    </style:style>
    <style:style style:name="ce6" style:family="table-cell" style:parent-style-name="Default">
      <style:table-cell-properties fo:background-color="#000099" fo:border="0.06pt solid #000000"/>
    </style:style>
    <style:style style:name="ce7" style:family="table-cell" style:parent-style-name="Default">
      <style:table-cell-properties fo:background-color="#ff3333" fo:border="0.06pt solid #000000"/>
      <style:text-properties fo:color="#ffffff"/>
    </style:style>
    <style:style style:name="ce8" style:family="table-cell" style:parent-style-name="Default">
      <style:table-cell-properties fo:background-color="#ffcc00" fo:border="0.06pt solid #000000"/>
      <style:text-properties fo:color="#ffffff"/>
    </style:style>
    <style:style style:name="ce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color="#ffffff"/>
    </style:style>
    <style:style style:name="ce10" style:family="table-cell" style:parent-style-name="Default">
      <style:text-properties fo:color="#ffffff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ath" table:style-name="ta1">
        <table:shapes>
          <draw:frame draw:z-index="0" draw:style-name="gr1" draw:text-style-name="P1" svg:width="139.14mm" svg:height="30.29mm" svg:x="0mm" svg:y="23.14mm">
            <loext:p draw:notify-on-update-of-ranges="Math.B3:Math.B3 Math.C2:Math.C2 Math.C3:Math.C3 Math.D2:Math.D2 Math.D3:Math.D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39.14mm" svg:height="30.29mm" svg:x="0mm" svg:y="55.93mm">
            <loext:p draw:notify-on-update-of-ranges="Math.B4:Math.B4 Math.C2:Math.C2 Math.C4:Math.C4 Math.D2:Math.D2 Math.D4:Math.D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/>
          <table:table-cell table:style-name="Default"/>
          <table:table-cell table:style-name="ce2"/>
          <table:table-cell table:style-name="ce4"/>
        </table:table-row>
        <table:table-row table:style-name="ro1">
          <table:table-cell table:number-columns-repeated="2"/>
          <table:table-cell table:style-name="ce3" office:value-type="string" calcext:value-type="string">
            <text:p>xs</text:p>
          </table:table-cell>
          <table:table-cell table:style-name="ce5" office:value-type="string" calcext:value-type="string">
            <text:p>perl</text:p>
          </table:table-cell>
        </table:table-row>
        <table:table-row table:style-name="ro1">
          <table:table-cell/>
          <table:table-cell office:value-type="string" calcext:value-type="string">
            <text:p>multiplication</text:p>
          </table:table-cell>
          <table:table-cell office:value-type="float" office:value="1.09687" calcext:value-type="float">
            <text:p>1,09687</text:p>
          </table:table-cell>
          <table:table-cell office:value-type="float" office:value="2.41203" calcext:value-type="float">
            <text:p>2,41203</text:p>
          </table:table-cell>
        </table:table-row>
        <table:table-row table:style-name="ro1">
          <table:table-cell/>
          <table:table-cell office:value-type="string" calcext:value-type="string">
            <text:p>factorial <text:s text:c="7"/></text:p>
          </table:table-cell>
          <table:table-cell office:value-type="float" office:value="0.502171" calcext:value-type="float">
            <text:p>0,502171</text:p>
          </table:table-cell>
          <table:table-cell office:value-type="float" office:value="5.94655" calcext:value-type="float">
            <text:p>5,94655</text:p>
          </table:table-cell>
        </table:table-row>
      </table:table>
      <table:table table:name="Distance" table:style-name="ta1">
        <table:shapes>
          <draw:frame draw:z-index="0" draw:style-name="gr1" draw:text-style-name="P1" svg:width="137.89mm" svg:height="90.12mm" svg:x="0mm" svg:y="39.14mm">
            <loext:p draw:notify-on-update-of-ranges="Distance.B3:Distance.B8 Distance.C2:Distance.C2 Distance.C3:Distance.C8 Distance.D2:Distance.D2 Distance.D3:Distance.D8 Distance.E2:Distance.E2 Distance.E3:Distance.E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default-cell-style-name="Default"/>
        <table:table-column table:style-name="co4" table:number-columns-repeated="4" table:default-cell-style-name="ce1"/>
        <table:table-row table:style-name="ro1">
          <table:table-cell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6" office:value-type="string" calcext:value-type="string">
            <text:p>xs</text:p>
          </table:table-cell>
          <table:table-cell table:style-name="ce7" office:value-type="string" calcext:value-type="string">
            <text:p>perl</text:p>
          </table:table-cell>
          <table:table-cell table:style-name="ce8" office:value-type="string" calcext:value-type="string">
            <text:p>gis</text:p>
          </table:table-cell>
        </table:table-row>
        <table:table-row table:style-name="ro1">
          <table:table-cell/>
          <table:table-cell office:value-type="string" calcext:value-type="string">
            <text:p>Haversine</text:p>
          </table:table-cell>
          <table:table-cell office:value-type="float" office:value="0.230351" calcext:value-type="float">
            <text:p>0,230351</text:p>
          </table:table-cell>
          <table:table-cell office:value-type="float" office:value="2.83306" calcext:value-type="float">
            <text:p>2,83306</text:p>
          </table:table-cell>
          <table:table-cell office:value-type="float" office:value="6.87403" calcext:value-type="float">
            <text:p>6,87403</text:p>
          </table:table-cell>
        </table:table-row>
        <table:table-row table:style-name="ro1">
          <table:table-cell/>
          <table:table-cell office:value-type="string" calcext:value-type="string">
            <text:p>Polar</text:p>
          </table:table-cell>
          <table:table-cell office:value-type="float" office:value="0.185109" calcext:value-type="float">
            <text:p>0,185109</text:p>
          </table:table-cell>
          <table:table-cell office:value-type="float" office:value="2.63939" calcext:value-type="float">
            <text:p>2,63939</text:p>
          </table:table-cell>
          <table:table-cell office:value-type="float" office:value="9.3283" calcext:value-type="float">
            <text:p>9,3283</text:p>
          </table:table-cell>
        </table:table-row>
        <table:table-row table:style-name="ro1">
          <table:table-cell/>
          <table:table-cell office:value-type="string" calcext:value-type="string">
            <text:p>Cosine</text:p>
          </table:table-cell>
          <table:table-cell office:value-type="float" office:value="0.236222" calcext:value-type="float">
            <text:p>0,236222</text:p>
          </table:table-cell>
          <table:table-cell office:value-type="float" office:value="2.99709" calcext:value-type="float">
            <text:p>2,99709</text:p>
          </table:table-cell>
          <table:table-cell office:value-type="float" office:value="6.95741" calcext:value-type="float">
            <text:p>6,95741</text:p>
          </table:table-cell>
        </table:table-row>
        <table:table-row table:style-name="ro1">
          <table:table-cell/>
          <table:table-cell office:value-type="string" calcext:value-type="string">
            <text:p>GreatCircle</text:p>
          </table:table-cell>
          <table:table-cell office:value-type="float" office:value="0.213643" calcext:value-type="float">
            <text:p>0,213643</text:p>
          </table:table-cell>
          <table:table-cell office:value-type="float" office:value="3.15383" calcext:value-type="float">
            <text:p>3,15383</text:p>
          </table:table-cell>
          <table:table-cell office:value-type="float" office:value="9.97735" calcext:value-type="float">
            <text:p>9,97735</text:p>
          </table:table-cell>
        </table:table-row>
        <table:table-row table:style-name="ro1">
          <table:table-cell/>
          <table:table-cell office:value-type="string" calcext:value-type="string">
            <text:p>MathTrig</text:p>
          </table:table-cell>
          <table:table-cell office:value-type="float" office:value="0.234547" calcext:value-type="float">
            <text:p>0,234547</text:p>
          </table:table-cell>
          <table:table-cell office:value-type="float" office:value="3.24981" calcext:value-type="float">
            <text:p>3,24981</text:p>
          </table:table-cell>
          <table:table-cell office:value-type="float" office:value="10.466" calcext:value-type="float">
            <text:p>10,466</text:p>
          </table:table-cell>
        </table:table-row>
        <table:table-row table:style-name="ro1">
          <table:table-cell/>
          <table:table-cell office:value-type="string" calcext:value-type="string">
            <text:p>Vincenty</text:p>
          </table:table-cell>
          <table:table-cell office:value-type="float" office:value="0.839216" calcext:value-type="float">
            <text:p>0,839216</text:p>
          </table:table-cell>
          <table:table-cell office:value-type="float" office:value="13.5203" calcext:value-type="float">
            <text:p>13,5203</text:p>
          </table:table-cell>
          <table:table-cell office:value-type="float" office:value="7.82975" calcext:value-type="float">
            <text:p>7,82975</text:p>
          </table:table-cell>
        </table:table-row>
      </table:table>
      <table:table table:name="String" table:style-name="ta1">
        <table:shapes>
          <draw:frame draw:z-index="0" draw:style-name="gr1" draw:text-style-name="P1" svg:width="139.14mm" svg:height="30.29mm" svg:x="4.7mm" svg:y="23.14mm">
            <loext:p draw:notify-on-update-of-ranges="String.B3:String.B3 Math.C2:Math.C2 String.C3:String.C3 Math.D2:Math.D2 String.D3:String.D3 String.E2:String.E2 String.E3:String.E3 String.E2:String.E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39.14mm" svg:height="30.29mm" svg:x="4.53mm" svg:y="56.45mm">
            <loext:p draw:notify-on-update-of-ranges="String.B4:String.B4 Math.C2:Math.C2 String.C4:String.C4 Math.D2:Math.D2 String.D4:String.D4 String.E2:String.E2 String.E4:String.E4 String.E2:String.E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ce1"/>
        <table:table-column table:style-name="co4" table:number-columns-repeated="3" table:default-cell-style-name="ce1"/>
        <table:table-column table:style-name="co4" table:default-cell-style-name="Default"/>
        <table:table-column table:style-name="co7" table:default-cell-style-name="Default"/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xs</text:p>
          </table:table-cell>
          <table:table-cell table:style-name="ce7" office:value-type="string" calcext:value-type="string">
            <text:p>perl</text:p>
          </table:table-cell>
          <table:table-cell table:style-name="ce8" office:value-type="string" calcext:value-type="string">
            <text:p>nativ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lit <text:s text:c="2"/></text:p>
          </table:table-cell>
          <table:table-cell office:value-type="float" office:value="0.632463" calcext:value-type="float">
            <text:p>0,632463</text:p>
          </table:table-cell>
          <table:table-cell office:value-type="float" office:value="4.56274" calcext:value-type="float">
            <text:p>4,56274</text:p>
          </table:table-cell>
          <table:table-cell office:value-type="float" office:value="0.578999" calcext:value-type="float">
            <text:p>0,57899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str</text:p>
          </table:table-cell>
          <table:table-cell office:value-type="float" office:value="0.964737" calcext:value-type="float">
            <text:p>0,964737</text:p>
          </table:table-cell>
          <table:table-cell office:value-type="float" office:value="8.07099" calcext:value-type="float">
            <text:p>8,07099</text:p>
          </table:table-cell>
          <table:table-cell office:value-type="float" office:value="0.420273" calcext:value-type="float">
            <text:p>0,420273</text:p>
          </table:table-cell>
          <table:table-cell table:number-columns-repeated="2"/>
        </table:table-row>
      </table:table>
      <table:table table:name="LDAP" table:style-name="ta1">
        <table:shapes>
          <draw:frame draw:z-index="0" draw:style-name="gr1" draw:text-style-name="P1" svg:width="130.6mm" svg:height="90.13mm" svg:x="6.55mm" svg:y="30.03mm">
            <loext:p draw:notify-on-update-of-ranges="LDAP.B3:LDAP.B6 LDAP.C2:LDAP.C2 LDAP.C3:LDAP.C6 LDAP.D2:LDAP.D2 LDAP.D3:LDAP.D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default-cell-style-name="Default"/>
        <table:table-column table:style-name="co4" table:number-columns-repeated="3" table:default-cell-style-name="ce1"/>
        <table:table-column table:style-name="co4" table:default-cell-style-name="Default"/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xs</text:p>
          </table:table-cell>
          <table:table-cell table:style-name="ce9" office:value-type="string" calcext:value-type="string">
            <text:p>pe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ate</text:p>
          </table:table-cell>
          <table:table-cell office:value-type="float" office:value="120.132" calcext:value-type="float">
            <text:p>120,132</text:p>
          </table:table-cell>
          <table:table-cell office:value-type="float" office:value="130.179" calcext:value-type="float">
            <text:p>130,1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arch</text:p>
          </table:table-cell>
          <table:table-cell office:value-type="float" office:value="6.0718" calcext:value-type="float">
            <text:p>6,0718</text:p>
          </table:table-cell>
          <table:table-cell office:value-type="float" office:value="18.4984" calcext:value-type="float">
            <text:p>18,4984</text:p>
          </table:table-cell>
          <table:table-cell table:style-name="ce10"/>
        </table:table-row>
        <table:table-row table:style-name="ro1">
          <table:table-cell/>
          <table:table-cell office:value-type="string" calcext:value-type="string">
            <text:p>update</text:p>
          </table:table-cell>
          <table:table-cell office:value-type="float" office:value="35.3147" calcext:value-type="float">
            <text:p>35,3147</text:p>
          </table:table-cell>
          <table:table-cell office:value-type="float" office:value="59.8192" calcext:value-type="float">
            <text:p>59,81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lete</text:p>
          </table:table-cell>
          <table:table-cell office:value-type="float" office:value="153.281" calcext:value-type="float">
            <text:p>153,281</text:p>
          </table:table-cell>
          <table:table-cell office:value-type="float" office:value="250.63" calcext:value-type="float">
            <text:p>250,63</text:p>
          </table:table-cell>
          <table:table-cell/>
        </table:table-row>
      </table:table>
      <table:table table:name="Access" table:style-name="ta1">
        <table:shapes>
          <draw:frame draw:z-index="0" draw:style-name="gr1" draw:text-style-name="P1" svg:width="140.29mm" svg:height="49.8mm" svg:x="5.3mm" svg:y="23.77mm">
            <loext:p draw:notify-on-update-of-ranges="Access.B2:Access.B2 Access.B3:Access.B4 Access.C2:Access.C2 Access.C3:Access.C4 Access.D2:Access.D2 Access.D3:Access.D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4" table:default-cell-style-name="Default"/>
        <table:table-column table:style-name="co4" table:number-columns-repeated="3" table:default-cell-style-name="ce11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xs</text:p>
          </table:table-cell>
          <table:table-cell table:style-name="ce9" office:value-type="string" calcext:value-type="string">
            <text:p>perl</text:p>
          </table:table-cell>
        </table:table-row>
        <table:table-row table:style-name="ro1">
          <table:table-cell/>
          <table:table-cell table:style-name="ce1" office:value-type="string" calcext:value-type="string">
            <text:p>create</text:p>
          </table:table-cell>
          <table:table-cell table:style-name="ce1" office:value-type="float" office:value="2.60202" calcext:value-type="float">
            <text:p>2,60202</text:p>
          </table:table-cell>
          <table:table-cell table:style-name="ce1" office:value-type="float" office:value="2.61869" calcext:value-type="float">
            <text:p>2,61869</text:p>
          </table:table-cell>
        </table:table-row>
        <table:table-row table:style-name="ro1">
          <table:table-cell/>
          <table:table-cell table:style-name="ce1" office:value-type="string" calcext:value-type="string">
            <text:p>access</text:p>
          </table:table-cell>
          <table:table-cell table:style-name="ce1" office:value-type="float" office:value="1.88453" calcext:value-type="float">
            <text:p>1,88453</text:p>
          </table:table-cell>
          <table:table-cell table:style-name="ce1" office:value-type="float" office:value="4.30255" calcext:value-type="float">
            <text:p>4,3025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12"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num-format="I" style:print-orientation="portrait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 style:shadow="none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5">00.00.0000</text:date>, <text:time style:data-style-name="N2" text:time-value="16:57:12.975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7T17:57:14.845000000</meta:creation-date>
    <meta:generator>LibreOffice/5.0.5.2$Windows_x86 LibreOffice_project/55b006a02d247b5f7215fc6ea0fde844b30035b3</meta:generator>
    <dc:date>2017-06-25T17:02:45.090000000</dc:date>
    <meta:editing-duration>PT2H50M10S</meta:editing-duration>
    <meta:editing-cycles>13</meta:editing-cycles>
    <meta:document-statistic meta:table-count="5" meta:cell-count="6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color="#999999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915cm" svg:height="3.03cm" xlink:href=".." xlink:type="simple" chart:class="chart:bar" chart:style-name="ch1">
        <chart:plot-area chart:style-name="ch2" table:cell-range-address="Math.B3:Math.D3 Math.C2:Math.D2" chart:data-source-has-labels="both" svg:x="0.278cm" svg:y="0.06cm" svg:width="13.359cm" svg:height="1.929cm">
          <chartooo:coordinate-region svg:x="2.54cm" svg:y="0.06cm" svg:width="11.003cm" svg:height="1.282cm"/>
          <chart:axis chart:dimension="x" chart:name="primary-x" chart:style-name="ch3" chartooo:axis-type="auto">
            <chartooo:date-scale/>
            <chart:categories table:cell-range-address="Math.B3:Math.B3"/>
          </chart:axis>
          <chart:axis chart:dimension="y" chart:name="primary-y" chart:style-name="ch4">
            <chart:title svg:x="6.712cm" svg:y="1.849cm" chart:style-name="ch5">
              <text:p>seconds</text:p>
            </chart:title>
            <chart:grid chart:style-name="ch6" chart:class="major"/>
          </chart:axis>
          <chart:series chart:style-name="ch7" chart:values-cell-range-address="Math.C3:Math.C3" chart:label-cell-address="Math.C2:Math.C2" chart:class="chart:bar">
            <chart:data-point/>
          </chart:series>
          <chart:series chart:style-name="ch8" chart:values-cell-range-address="Math.D3:Math.D3" chart:label-cell-address="Math.D2:Math.D2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s</text:p>
                <draw:g>
                  <svg:desc>Math.C2:Math.C2</svg:desc>
                </draw:g>
              </table:table-cell>
              <table:table-cell office:value-type="string">
                <text:p>perl</text:p>
                <draw:g>
                  <svg:desc>Math.D2:Math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ltiplication</text:p>
                <draw:g>
                  <svg:desc>Math.B3:Math.B3</svg:desc>
                </draw:g>
              </table:table-cell>
              <table:table-cell office:value-type="float" office:value="1.09687">
                <text:p>1.09687</text:p>
                <draw:g>
                  <svg:desc>Math.C3:Math.C3</svg:desc>
                </draw:g>
              </table:table-cell>
              <table:table-cell office:value-type="float" office:value="2.41203">
                <text:p>2.41203</text:p>
                <draw:g>
                  <svg:desc>Math.D3:Math.D3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color="#999999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915cm" svg:height="3.03cm" xlink:href=".." xlink:type="simple" chart:class="chart:bar" chart:style-name="ch1">
        <chart:plot-area chart:style-name="ch2" table:cell-range-address="Math.B4:Math.D4 Math.C2:Math.D2" chart:data-source-has-labels="both" svg:x="0.278cm" svg:y="0.06cm" svg:width="13.359cm" svg:height="1.929cm">
          <chartooo:coordinate-region svg:x="2.566cm" svg:y="0.06cm" svg:width="10.977cm" svg:height="1.282cm"/>
          <chart:axis chart:dimension="x" chart:name="primary-x" chart:style-name="ch3" chartooo:axis-type="auto">
            <chartooo:date-scale/>
            <chart:categories table:cell-range-address="Math.B4:Math.B4"/>
          </chart:axis>
          <chart:axis chart:dimension="y" chart:name="primary-y" chart:style-name="ch4">
            <chart:title svg:x="6.714cm" svg:y="1.849cm" chart:style-name="ch5">
              <text:p>seconds</text:p>
            </chart:title>
            <chart:grid chart:style-name="ch6" chart:class="major"/>
          </chart:axis>
          <chart:series chart:style-name="ch7" chart:values-cell-range-address="Math.C4:Math.C4" chart:label-cell-address="Math.C2:Math.C2" chart:class="chart:bar">
            <chart:data-point/>
          </chart:series>
          <chart:series chart:style-name="ch8" chart:values-cell-range-address="Math.D4:Math.D4" chart:label-cell-address="Math.D2:Math.D2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s</text:p>
                <draw:g>
                  <svg:desc>Math.C2:Math.C2</svg:desc>
                </draw:g>
              </table:table-cell>
              <table:table-cell office:value-type="string">
                <text:p>perl</text:p>
                <draw:g>
                  <svg:desc>Math.D2:Math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actorial        </text:p>
                <draw:g>
                  <svg:desc>Math.B4:Math.B4</svg:desc>
                </draw:g>
              </table:table-cell>
              <table:table-cell office:value-type="float" office:value="0.502171">
                <text:p>0.502171</text:p>
                <draw:g>
                  <svg:desc>Math.C4:Math.C4</svg:desc>
                </draw:g>
              </table:table-cell>
              <table:table-cell office:value-type="float" office:value="5.94655">
                <text:p>5.94655</text:p>
                <draw:g>
                  <svg:desc>Math.D4:Math.D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color="#999999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15cm" svg:height="3.03cm" xlink:href=".." xlink:type="simple" chart:class="chart:bar" chart:column-mapping="0" chart:style-name="ch1">
        <chart:plot-area chart:style-name="ch2" table:cell-range-address="String.B3:String.E3 Math.C2:Math.D2 String.E2:String.E2" chart:data-source-has-labels="both" svg:x="0.278cm" svg:y="0.06cm" svg:width="13.359cm" svg:height="1.929cm">
          <chartooo:coordinate-region svg:x="1.482cm" svg:y="0.06cm" svg:width="12.061cm" svg:height="1.282cm"/>
          <chart:axis chart:dimension="x" chart:name="primary-x" chart:style-name="ch3" chartooo:axis-type="auto">
            <chartooo:date-scale/>
            <chart:categories table:cell-range-address="String.B3:String.B3"/>
          </chart:axis>
          <chart:axis chart:dimension="y" chart:name="primary-y" chart:style-name="ch4">
            <chart:title svg:x="6.714cm" svg:y="1.849cm" chart:style-name="ch5">
              <text:p>seconds</text:p>
            </chart:title>
            <chart:grid chart:style-name="ch6" chart:class="major"/>
          </chart:axis>
          <chart:series chart:style-name="ch7" chart:values-cell-range-address="String.C3:String.C3" chart:label-cell-address="Math.C2:Math.C2" chart:class="chart:bar">
            <chart:data-point/>
          </chart:series>
          <chart:series chart:style-name="ch8" chart:values-cell-range-address="String.D3:String.D3" chart:label-cell-address="Math.D2:Math.D2" chart:class="chart:bar">
            <chart:data-point/>
          </chart:series>
          <chart:series chart:style-name="ch9" chart:values-cell-range-address="String.E3:String.E3" chart:label-cell-address="String.E2:String.E2" chart:class="chart:bar">
            <chart:data-point/>
            <loext:propertry-mapping loext:property="FillColor" loext:cell-range-address="String.E2:String.E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s</text:p>
                <draw:g>
                  <svg:desc>Math.C2:Math.C2</svg:desc>
                </draw:g>
              </table:table-cell>
              <table:table-cell office:value-type="string">
                <text:p>perl</text:p>
                <draw:g>
                  <svg:desc>Math.D2:Math.D2</svg:desc>
                </draw:g>
              </table:table-cell>
              <table:table-cell office:value-type="string">
                <text:p>native</text:p>
                <draw:g>
                  <svg:desc>String.E2:String.E2</svg:desc>
                </draw:g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plit   </text:p>
                <draw:g>
                  <svg:desc>String.B3:String.B3</svg:desc>
                </draw:g>
              </table:table-cell>
              <table:table-cell office:value-type="float" office:value="0.632463">
                <text:p>0.632463</text:p>
                <draw:g>
                  <svg:desc>String.C3:String.C3</svg:desc>
                </draw:g>
              </table:table-cell>
              <table:table-cell office:value-type="float" office:value="4.56274">
                <text:p>4.56274</text:p>
                <draw:g>
                  <svg:desc>String.D3:String.D3</svg:desc>
                </draw:g>
              </table:table-cell>
              <table:table-cell office:value-type="float" office:value="0.578999">
                <text:p>0.578999</text:p>
                <draw:g>
                  <svg:desc>String.E3:String.E3</svg:desc>
                </draw:g>
              </table:table-cell>
              <table:table-cell office:value-type="float" office:value="NaN">
                <text:p>NaN</text:p>
                <draw:g>
                  <svg:desc>String.E2:String.E2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color="#999999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15cm" svg:height="3.03cm" xlink:href=".." xlink:type="simple" chart:class="chart:bar" chart:column-mapping="0" chart:style-name="ch1">
        <chart:plot-area chart:style-name="ch2" table:cell-range-address="String.B4:String.E4 Math.C2:Math.D2 String.E2:String.E2" chart:data-source-has-labels="both" svg:x="0.278cm" svg:y="0.06cm" svg:width="13.359cm" svg:height="1.929cm">
          <chartooo:coordinate-region svg:x="1.482cm" svg:y="0.06cm" svg:width="12.061cm" svg:height="1.282cm"/>
          <chart:axis chart:dimension="x" chart:name="primary-x" chart:style-name="ch3" chartooo:axis-type="auto">
            <chartooo:date-scale/>
            <chart:categories table:cell-range-address="String.B4:String.B4"/>
          </chart:axis>
          <chart:axis chart:dimension="y" chart:name="primary-y" chart:style-name="ch4">
            <chart:title svg:x="6.716cm" svg:y="1.849cm" chart:style-name="ch5">
              <text:p>seconds</text:p>
            </chart:title>
            <chart:grid chart:style-name="ch6" chart:class="major"/>
          </chart:axis>
          <chart:series chart:style-name="ch7" chart:values-cell-range-address="String.C4:String.C4" chart:label-cell-address="Math.C2:Math.C2" chart:class="chart:bar">
            <chart:data-point/>
          </chart:series>
          <chart:series chart:style-name="ch8" chart:values-cell-range-address="String.D4:String.D4" chart:label-cell-address="Math.D2:Math.D2" chart:class="chart:bar">
            <chart:data-point/>
          </chart:series>
          <chart:series chart:style-name="ch9" chart:values-cell-range-address="String.E4:String.E4" chart:label-cell-address="String.E2:String.E2" chart:class="chart:bar">
            <chart:data-point/>
            <loext:propertry-mapping loext:property="FillColor" loext:cell-range-address="String.E2:String.E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s</text:p>
                <draw:g>
                  <svg:desc>Math.C2:Math.C2</svg:desc>
                </draw:g>
              </table:table-cell>
              <table:table-cell office:value-type="string">
                <text:p>perl</text:p>
                <draw:g>
                  <svg:desc>Math.D2:Math.D2</svg:desc>
                </draw:g>
              </table:table-cell>
              <table:table-cell office:value-type="string">
                <text:p>native</text:p>
                <draw:g>
                  <svg:desc>String.E2:String.E2</svg:desc>
                </draw:g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ubstr</text:p>
                <draw:g>
                  <svg:desc>String.B4:String.B4</svg:desc>
                </draw:g>
              </table:table-cell>
              <table:table-cell office:value-type="float" office:value="0.964737">
                <text:p>0.964737</text:p>
                <draw:g>
                  <svg:desc>String.C4:String.C4</svg:desc>
                </draw:g>
              </table:table-cell>
              <table:table-cell office:value-type="float" office:value="8.07099">
                <text:p>8.07099</text:p>
                <draw:g>
                  <svg:desc>String.D4:String.D4</svg:desc>
                </draw:g>
              </table:table-cell>
              <table:table-cell office:value-type="float" office:value="0.420273">
                <text:p>0.420273</text:p>
                <draw:g>
                  <svg:desc>String.E4:String.E4</svg:desc>
                </draw:g>
              </table:table-cell>
              <table:table-cell office:value-type="float" office:value="NaN">
                <text:p>NaN</text:p>
                <draw:g>
                  <svg:desc>String.E2:String.E2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79cm" svg:height="9.013cm" xlink:href=".." xlink:type="simple" chart:class="chart:bar" chart:style-name="ch1">
        <chart:plot-area chart:style-name="ch2" table:cell-range-address="Distance.B3:Distance.E8 Distance.C2:Distance.E2" chart:data-source-has-labels="both" svg:x="0.275cm" svg:y="0.18cm" svg:width="13.24cm" svg:height="8.653cm">
          <chartooo:coordinate-region svg:x="2.246cm" svg:y="0.18cm" svg:width="11.082cm" svg:height="8.006cm"/>
          <chart:axis chart:dimension="x" chart:name="primary-x" chart:style-name="ch3" chartooo:axis-type="auto">
            <chartooo:date-scale/>
            <chart:categories table:cell-range-address="Distance.B3:Distance.B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istance.C3:Distance.C8" chart:label-cell-address="Distance.C2:Distance.C2" chart:class="chart:bar">
            <chart:data-point chart:repeated="6"/>
          </chart:series>
          <chart:series chart:style-name="ch7" chart:values-cell-range-address="Distance.D3:Distance.D8" chart:label-cell-address="Distance.D2:Distance.D2" chart:class="chart:bar">
            <chart:data-point chart:repeated="6"/>
          </chart:series>
          <chart:series chart:style-name="ch8" chart:values-cell-range-address="Distance.E3:Distance.E8" chart:label-cell-address="Distance.E2:Distance.E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s</text:p>
                <draw:g>
                  <svg:desc>Distance.C2:Distance.C2</svg:desc>
                </draw:g>
              </table:table-cell>
              <table:table-cell office:value-type="string">
                <text:p>perl</text:p>
                <draw:g>
                  <svg:desc>Distance.D2:Distance.D2</svg:desc>
                </draw:g>
              </table:table-cell>
              <table:table-cell office:value-type="string">
                <text:p>gis</text:p>
                <draw:g>
                  <svg:desc>Distance.E2:Distance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aversine</text:p>
                <draw:g>
                  <svg:desc>Distance.B3:Distance.B8</svg:desc>
                </draw:g>
              </table:table-cell>
              <table:table-cell office:value-type="float" office:value="0.230351">
                <text:p>0.230351</text:p>
                <draw:g>
                  <svg:desc>Distance.C3:Distance.C8</svg:desc>
                </draw:g>
              </table:table-cell>
              <table:table-cell office:value-type="float" office:value="2.83306">
                <text:p>2.83306</text:p>
                <draw:g>
                  <svg:desc>Distance.D3:Distance.D8</svg:desc>
                </draw:g>
              </table:table-cell>
              <table:table-cell office:value-type="float" office:value="6.87403">
                <text:p>6.87403</text:p>
                <draw:g>
                  <svg:desc>Distance.E3:Distance.E8</svg:desc>
                </draw:g>
              </table:table-cell>
            </table:table-row>
            <table:table-row>
              <table:table-cell office:value-type="string">
                <text:p>Polar</text:p>
              </table:table-cell>
              <table:table-cell office:value-type="float" office:value="0.185109">
                <text:p>0.185109</text:p>
              </table:table-cell>
              <table:table-cell office:value-type="float" office:value="2.63939">
                <text:p>2.63939</text:p>
              </table:table-cell>
              <table:table-cell office:value-type="float" office:value="9.3283">
                <text:p>9.3283</text:p>
              </table:table-cell>
            </table:table-row>
            <table:table-row>
              <table:table-cell office:value-type="string">
                <text:p>Cosine</text:p>
              </table:table-cell>
              <table:table-cell office:value-type="float" office:value="0.236222">
                <text:p>0.236222</text:p>
              </table:table-cell>
              <table:table-cell office:value-type="float" office:value="2.99709">
                <text:p>2.99709</text:p>
              </table:table-cell>
              <table:table-cell office:value-type="float" office:value="6.95741">
                <text:p>6.95741</text:p>
              </table:table-cell>
            </table:table-row>
            <table:table-row>
              <table:table-cell office:value-type="string">
                <text:p>GreatCircle</text:p>
              </table:table-cell>
              <table:table-cell office:value-type="float" office:value="0.213643">
                <text:p>0.213643</text:p>
              </table:table-cell>
              <table:table-cell office:value-type="float" office:value="3.15383">
                <text:p>3.15383</text:p>
              </table:table-cell>
              <table:table-cell office:value-type="float" office:value="9.97735">
                <text:p>9.97735</text:p>
              </table:table-cell>
            </table:table-row>
            <table:table-row>
              <table:table-cell office:value-type="string">
                <text:p>MathTrig</text:p>
              </table:table-cell>
              <table:table-cell office:value-type="float" office:value="0.234547">
                <text:p>0.234547</text:p>
              </table:table-cell>
              <table:table-cell office:value-type="float" office:value="3.24981">
                <text:p>3.24981</text:p>
              </table:table-cell>
              <table:table-cell office:value-type="float" office:value="10.466">
                <text:p>10.466</text:p>
              </table:table-cell>
            </table:table-row>
            <table:table-row>
              <table:table-cell office:value-type="string">
                <text:p>Vincenty</text:p>
              </table:table-cell>
              <table:table-cell office:value-type="float" office:value="0.839216">
                <text:p>0.839216</text:p>
              </table:table-cell>
              <table:table-cell office:value-type="float" office:value="13.5203">
                <text:p>13.5203</text:p>
              </table:table-cell>
              <table:table-cell office:value-type="float" office:value="7.82975">
                <text:p>7.829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061cm" svg:height="9.014cm" xlink:href=".." xlink:type="simple" chart:class="chart:bar" chart:style-name="ch1">
        <chart:plot-area chart:style-name="ch2" table:cell-range-address="LDAP.B3:LDAP.D6 LDAP.C2:LDAP.D2" chart:data-source-has-labels="both" svg:x="0.261cm" svg:y="0.18cm" svg:width="12.539cm" svg:height="8.654cm">
          <chartooo:coordinate-region svg:x="1.544cm" svg:y="0.18cm" svg:width="10.976cm" svg:height="8.007cm"/>
          <chart:axis chart:dimension="x" chart:name="primary-x" chart:style-name="ch3" chartooo:axis-type="auto">
            <chartooo:date-scale/>
            <chart:categories table:cell-range-address="LDAP.B3:LDAP.B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DAP.C3:LDAP.C6" chart:label-cell-address="LDAP.C2:LDAP.C2" chart:class="chart:bar">
            <chart:data-point chart:repeated="4"/>
          </chart:series>
          <chart:series chart:style-name="ch7" chart:values-cell-range-address="LDAP.D3:LDAP.D6" chart:label-cell-address="LDAP.D2:LDAP.D2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s</text:p>
                <draw:g>
                  <svg:desc>LDAP.C2:LDAP.C2</svg:desc>
                </draw:g>
              </table:table-cell>
              <table:table-cell office:value-type="string">
                <text:p>perl</text:p>
                <draw:g>
                  <svg:desc>LDAP.D2:LDAP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reate</text:p>
                <draw:g>
                  <svg:desc>LDAP.B3:LDAP.B6</svg:desc>
                </draw:g>
              </table:table-cell>
              <table:table-cell office:value-type="float" office:value="120.132">
                <text:p>120.132</text:p>
                <draw:g>
                  <svg:desc>LDAP.C3:LDAP.C6</svg:desc>
                </draw:g>
              </table:table-cell>
              <table:table-cell office:value-type="float" office:value="130.179">
                <text:p>130.179</text:p>
                <draw:g>
                  <svg:desc>LDAP.D3:LDAP.D6</svg:desc>
                </draw:g>
              </table:table-cell>
            </table:table-row>
            <table:table-row>
              <table:table-cell office:value-type="string">
                <text:p>search</text:p>
              </table:table-cell>
              <table:table-cell office:value-type="float" office:value="6.0718">
                <text:p>6.0718</text:p>
              </table:table-cell>
              <table:table-cell office:value-type="float" office:value="18.4984">
                <text:p>18.4984</text:p>
              </table:table-cell>
            </table:table-row>
            <table:table-row>
              <table:table-cell office:value-type="string">
                <text:p>update</text:p>
              </table:table-cell>
              <table:table-cell office:value-type="float" office:value="35.3147">
                <text:p>35.3147</text:p>
              </table:table-cell>
              <table:table-cell office:value-type="float" office:value="59.8192">
                <text:p>59.8192</text:p>
              </table:table-cell>
            </table:table-row>
            <table:table-row>
              <table:table-cell office:value-type="string">
                <text:p>delete</text:p>
              </table:table-cell>
              <table:table-cell office:value-type="float" office:value="153.281">
                <text:p>153.281</text:p>
              </table:table-cell>
              <table:table-cell office:value-type="float" office:value="250.63">
                <text:p>250.6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03cm" svg:height="4.981cm" xlink:href=".." xlink:type="simple" chart:class="chart:bar" chart:style-name="ch1">
        <chart:plot-area chart:style-name="ch2" table:cell-range-address="Access.B2:Access.D4" chart:data-source-has-labels="both" svg:x="0.28cm" svg:y="0.099cm" svg:width="13.47cm" svg:height="4.783cm">
          <chartooo:coordinate-region svg:x="1.642cm" svg:y="0.099cm" svg:width="12.014cm" svg:height="4.136cm"/>
          <chart:axis chart:dimension="x" chart:name="primary-x" chart:style-name="ch3" chartooo:axis-type="auto">
            <chartooo:date-scale/>
            <chart:categories table:cell-range-address="Access.B3:Access.B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ccess.C3:Access.C4" chart:label-cell-address="Access.C2:Access.C2" chart:class="chart:bar">
            <chart:data-point chart:repeated="2"/>
          </chart:series>
          <chart:series chart:style-name="ch7" chart:values-cell-range-address="Access.D3:Access.D4" chart:label-cell-address="Access.D2:Access.D2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s</text:p>
                <draw:g>
                  <svg:desc>Access.C2:Access.C2</svg:desc>
                </draw:g>
              </table:table-cell>
              <table:table-cell office:value-type="string">
                <text:p>perl</text:p>
                <draw:g>
                  <svg:desc>Access.D2:Access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reate</text:p>
                <draw:g>
                  <svg:desc>Access.B3:Access.B4</svg:desc>
                </draw:g>
              </table:table-cell>
              <table:table-cell office:value-type="float" office:value="2.60202">
                <text:p>2.60202</text:p>
                <draw:g>
                  <svg:desc>Access.C3:Access.C4</svg:desc>
                </draw:g>
              </table:table-cell>
              <table:table-cell office:value-type="float" office:value="2.61869">
                <text:p>2.61869</text:p>
                <draw:g>
                  <svg:desc>Access.D3:Access.D4</svg:desc>
                </draw:g>
              </table:table-cell>
            </table:table-row>
            <table:table-row>
              <table:table-cell office:value-type="string">
                <text:p>access</text:p>
              </table:table-cell>
              <table:table-cell office:value-type="float" office:value="1.88453">
                <text:p>1.88453</text:p>
              </table:table-cell>
              <table:table-cell office:value-type="float" office:value="4.30255">
                <text:p>4.3025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